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Source Serif Pro" svg:font-family="'Source Serif Pro', 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2c44" officeooo:paragraph-rsid="00192c44" style:font-weight-asian="bold" style:font-weight-complex="bold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c44" officeooo:paragraph-rsid="00192c44" style:text-blinking="false" fo:background-color="transparent" style:font-weight-asian="bold" style:font-weight-complex="bold"/>
    </style:style>
    <style:style style:name="P3" style:family="paragraph" style:parent-style-name="Text_20_body">
      <style:text-properties officeooo:paragraph-rsid="00192c44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inherit" fo:font-size="11.25pt" fo:letter-spacing="normal" fo:font-style="normal" fo:font-weight="normal"/>
    </style:style>
    <style:style style:name="T1" style:family="text">
      <style:text-properties fo:color="#242729" style:font-name="inherit" fo:font-size="9.75pt" fo:letter-spacing="normal" loext:padding="0cm" loext:border="none"/>
    </style:style>
    <style:style style:name="T2" style:family="text">
      <style:text-properties fo:color="#242729" loext:padding="0cm" loext:border="none"/>
    </style:style>
    <style:style style:name="T3" style:family="text"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42729" style:font-name="inherit" fo:font-size="11.2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c44" style:text-blinking="false" fo:background-color="transparent" loext:char-shading-value="0" style:font-weight-asian="bold" style:font-weight-complex="bold"/>
    </style:style>
    <style:style style:name="T6" style:family="text">
      <style:text-properties style:text-line-through-style="none" style:text-line-through-type="none" style:text-underline-style="none" officeooo:rsid="00192c44" style:text-blinking="false" fo:background-color="transparent" loext:char-shading-value="0" style:font-weight-asian="bold" style:font-weight-complex="bold"/>
    </style:style>
    <style:style style:name="T7" style:family="text">
      <style:text-properties style:font-name="Source Serif Pro" fo:font-size="15pt"/>
    </style:style>
    <style:style style:name="T8" style:family="text">
      <style:text-properties style:font-name="Source Serif Pro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-1: </text:p>
      <text:p text:style-name="P1"/>
      <text:p text:style-name="P2"><text:bookmark text:name="docs-internal-guid-d3092d21-7fff-5646-f23e-f4947263b8a0"/>Q. Difference between HTTP1.1 vs HTTP2</text:p>
      <text:p text:style-name="P3"><text:span text:style-name="T5">ans: <text:s/></text:span><text:span text:style-name="T3">HTTP 2.0 is a </text:span><text:span text:style-name="Strong_20_Emphasis"><text:span text:style-name="T4">binary </text:span></text:span><text:span text:style-name="T3">protocol that multiplexes numerous streams going over a single (normally TLS-encrypted) TCP connection.</text:span></text:p>
      <text:p text:style-name="P4"><text:span text:style-name="T2">The contents of each stream are HTTP 1.1 requests and responses, just encoded and packed up differently. HTTP2 adds a number of features to manage the streams, but leaves old semantics untouched.</text:span><text:span text:style-name="T8">since HTTP 1.1 "practically" only allows one outstanding request per TCP connection. But with HTTP 2.0 we can have multiple request at a time.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Source Serif Pro" svg:font-family="'Source Serif Pro', 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10:00.221723191</meta:creation-date>
    <dc:date>2021-08-06T00:07:54.710645669</dc:date>
    <meta:editing-duration>PT6H57M54S</meta:editing-duration>
    <meta:editing-cycles>1</meta:editing-cycles>
    <meta:document-statistic meta:table-count="0" meta:image-count="0" meta:object-count="0" meta:page-count="1" meta:paragraph-count="4" meta:word-count="81" meta:character-count="512" meta:non-whitespace-character-count="433"/>
    <meta:generator>LibreOffice/6.4.7.2$Linux_X86_64 LibreOffice_project/40$Build-2</meta:generator>
  </office:meta>
</office:document-meta>
</file>